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daa3" officeooo:paragraph-rsid="0001da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am disturbed by how states abuse laws on Internet access <text:s/>I am concerned that surveillance programmes are becoming too aggressive <text:s/>I understand that national security and criminal activity may justify some exceptional and narrowly tailored use of surveillance <text:s/>But that is all the more reason to safeguard human rights and fundamental freedoms </text:p>
      <text:p text:style-name="P1">Wolves and women are relational by nature <text:s/>inquiring <text:s/>possessed of great endurance and strength <text:s/>They are deeply intuitive <text:s/>intensely concerned with their young <text:s/>their mate and their pack <text:s/>Yet both have been hounded <text:s/>harassed and falsely imputed to be devouring and devious <text:s/>overly aggressive <text:s/>of less value than those who are their detractors </text:p>
      <text:p text:style-name="P1"></text:p>
      <text:p text:style-name="P1">Oh Jerusalem <text:s/>the city of sorrow</text:p>
      <text:p text:style-name="P1">A big tear wandering in the eye</text:p>
      <text:p text:style-name="P1">Who will halt the aggression </text:p>
      <text:p text:style-name="P1">On you <text:s/>the pearl of religions </text:p>
      <text:p text:style-name="P1">Who will wash your bloody walls </text:p>
      <text:p text:style-name="P1">Who will safeguard the Bible </text:p>
      <text:p text:style-name="P1">Who will rescue the Quran </text:p>
      <text:p text:style-name="P1">Who will save Christ  </text:p>
      <text:p text:style-name="P1">From those who have killed Christ </text:p>
      <text:p text:style-name="P1">Who will save man </text:p>
      <text:p text:style-name="P1">aggression</text:p>
      <text:p text:style-name="P1">On you <text:s/>the pearl of religions </text:p>
      <text:p text:style-name="P1">Who will wash your bloody walls </text:p>
      <text:p text:style-name="P1">Who will safeguard the Bible </text:p>
      <text:p text:style-name="P1">Who will rescue the Quran </text:p>
      <text:p text:style-name="P1">Who will save Christ <text:s/>From those who have killed Christ </text:p>
      <text:p text:style-name="P1">Who will save man </text:p>
      <text:p text:style-name="P1">Oh Jerusalem my town</text:p>
      <text:p text:style-name="P1">Oh Jerusalem my love</text:p>
      <text:p text:style-name="P1">Tomorrow the lemon trees will blossom</text:p>
      <text:p text:style-name="P1">And the olive trees will rejoice</text:p>
      <text:p text:style-name="P1">Your eyes will dance</text:p>
      <text:p text:style-name="P1">The migrant pigeons will return</text:p>
      <text:p text:style-name="P1">To your sacred roofs</text:p>
      <text:p text:style-name="P1">And your children will play again</text:p>
      <text:p text:style-name="P1">And fathers and sons will meet</text:p>
      <text:p text:style-name="P1">On your rosy hills</text:p>
      <text:p text:style-name="P1">My town</text:p>
      <text:p text:style-name="P1">The town of peace and olives  </text:p>
      <text:p text:style-name="P1"></text:p>
      <text:p text:style-name="P1">Mother Fuckers <text:s/>They re going to feel pretty stupid when they find out </text:p>
      <text:p text:style-name="P1">They re fucking with the wrong people <text:s/> </text:p>
      <text:p text:style-name="P1"><text:s/></text:p>
      <text:p text:style-name="P1"><text:s/>We are only just beginning to understand the power of love because we are just beginning to understand the weakness of force and aggression <text:s/> </text:p>
      <text:p text:style-name="P1"></text:p>
      <text:p text:style-name="P1"><text:s/>There are few genuine conservatives within the U S <text:s/>political system <text:s/>and it is a sign of the intellectual corruption of the age that the honorable term <text:s/>conservatism <text:s/>can be appropriated to disguise the advocacy of a powerful <text:s/>lawless <text:s/>aggressive and violent state <text:s/>a welfare state for the rich dedicated to a lunatic form ofKeynesian economic intervention that enhances state and private power while mortgaging the country s future <text:s/> </text:p>
      <text:p text:style-name="P1"></text:p>
      <text:p text:style-name="P1"><text:s/>When a man has a gift in speaking the truth <text:s/>brute aggression is no longer his security blanket for <text:soft-page-break/>approval <text:s/>He <text:s/>on the contrary <text:s/>spends most of his energy trying to tone it down because his very nature is already offensive enough <text:s/></text:p>
      <text:p text:style-name="P1"></text:p>
      <text:p text:style-name="P1">Why give a robot an order to obey orders why aren t the original orders enough <text:s/>Why command a robot not to do harm wouldn t it be easier never to command it to do harm in the first place <text:s/>Does the universe contain a mysterious force pulling entities toward malevolence <text:s/>so that a positronic brain must be programmed to withstand it <text:s/>Do intelligent beings inevitably develop an attitude problem <text:s text:c="5"/>Now that computers really have become smarter and more powerful <text:s/>the anxiety has waned <text:s/>Today s ubiquitous <text:s/>networked computers have an unprecedented ability to do mischief should they ever go to the bad <text:s/>But the only mayhem comes from unpredictable chaos or from human malice in the form of viruses <text:s/>We no longer worry about electronic serial killers or subversive silicon cabals because we are beginning to appreciate that malevolence like vision <text:s/>motor coordination <text:s/>and common sense does not come free with computation but has to be programmed in <text:s text:c="5"/>Aggression <text:s/>like every other part of human behavior we take for granted <text:s/>is a challenging engineering problem!  </text:p>
      <text:p text:style-name="P1"></text:p>
      <text:p text:style-name="P1">It would be well to realize that the talk of <text:s/>humane methods of warfare <text:s text:c="2"/>of the <text:s/>rules of civilized warfare <text:s text:c="2"/>and all such homage to the finer sentiments of the race are hypocritical and unreal <text:s/>and only intended for the consumption of stay at homes <text:s/>There are no humane methods of warfare <text:s/>there is no such thing as civilized warfare <text:s/>all warfare is inhuman <text:s/>all warfare is barbaric <text:s/>the first blast of the bugles of war ever sounds for the time being the funeral knell of human progress <text:s/>What lover of humanity can view with anything but horror the prospect of this ruthless destruction of human life <text:s/>Yet this is war <text:s/>war for which all the jingoes are howling <text:s/>war to which all the hopes of the world are being sacrificed <text:s/>war to which a mad ruling class would plunge a mad world <text:s/> </text:p>
      <text:p text:style-name="P1">Women particularly should concern themselves with peace because men by nature are more foolhardy and headstrong <text:s/>and their overwhelming desire to avenge themselves prevents them from foreseeing the resulting dangers and terrors of war <text:s/>But woman by nature is more gentle and circumspect <text:s/>Therefore <text:s/>if she has sufficient will and wisdom she can provide the best possible means to pacify man <text:s/> </text:p>
      <text:p text:style-name="P1">There can be no socialism without a state <text:s/>and as long as there is a state there is socialism <text:s/>The state <text:s/>then <text:s/>is the very institution that puts socialism into action <text:s/>and as socialism rests on aggressive violence directed against innocent victims <text:s/>aggressive violence is the nature of any state <text:s/> </text:p>
      <text:p text:style-name="P1"></text:p>
      <text:p text:style-name="P1">Not all dogs are perfect dogs <text:s/>but all dogs are inherently good <text:s/>Like people <text:s/>we are affected by environment and circumstance <text:s/>Some breeds get a bad rap because sometimes humans breed them to be a certain way <text:s/>like overly macho or protective <text:s/>In our life on earth we are dependent on humans for everything <text:s/>including our breeding <text:s/>We can be bred for aggression or we can be bred for peace </text:p>
      <text:p text:style-name="P1"></text:p>
      <text:p text:style-name="P1">Sooner or later all the people of the world will have to discover a way to live together in peace <text:s/>and thereby transform this pending cosmic elegy into a creative psalm of brotherhood <text:s/>If this is to be achieved <text:s/>man must evolve for all human conflict a method which rejects revenge <text:s/>aggression and retaliation <text:s/>The foundation of such a method is love </text:p>
      <text:p text:style-name="P1"></text:p>
      <text:p text:style-name="P1">Aggression is a biological response to a life threatening situation <text:s/>When there is an immediate threat to life <text:s/>aggressive energy provides the power to do what needs to be done <text:s/>Aggression in normal daily interactions is like activating a smoke alarm when there is no smoke <text:s/>Actually <text:s/>it is worse <text:s/>The ringing alarm would be annoying <text:s/>but it would do no harm <text:s/>Aggression at best is annoying <text:s/>and at worst <text:s/>itself <text:s/>becomes life threatening </text:p>
      <text:p text:style-name="P1"></text:p>
      <text:p text:style-name="P1">Aggression is part of the masculine design <text:s/>we are hardwired for it <text:s text:c="4"/>Little girls do not invent games where large numbers of people die <text:s/>where bloodshed is a prerequisite for having fun <text:s/>Hockey <text:s/><text:soft-page-break/>for example <text:s/>was not a feminine creation <text:s/>Nor was boxing <text:s/>A boy wants to attack something <text:s text:c="3"/>and so does a man <text:s/>even if it s only a little white ball on a tee </text:p>
      <text:p text:style-name="P1">The fact that bad is stronger than good is nowhere more apparent than in acts of violence and aggression <text:s/>This principle is sometimes called the magnitude gap <text:s/>referring to one important difference between the perpetrator and the victim <text:s/>Almost inevitably <text:s/>the victim loses more than the perpetrator gains <text:s/>Aggression is thus not just a simple transfer or exchange <text:s/>it lowers the total value available </text:p>
      <text:p text:style-name="P1"></text:p>
      <text:p text:style-name="P1">Aggression is different from anger <text:s/>Anger is an emotion <text:s/>aggression is a behavior <text:s/>There are better ways to deal with anger than behaving aggressively <text:s/>Aggressive talk <text:s/>gestures or behaviors belong to the old way of being <text:s/>Once we tune in to a higher level of consciousness <text:s/>aggression is as unnecessary as is the hand held plow in modern day agriculture </text:p>
      <text:p text:style-name="P1"></text:p>
      <text:p text:style-name="P1">Our people went out every single night trying to stop crime before it happened <text:s/>trying to take people off the street that they believed were involved in crime <text:s/>That made us a very aggressive <text:s/>proactive police department </text:p>
      <text:p text:style-name="P1"></text:p>
      <text:p text:style-name="P1">What makes anyone think that government officials are even trying to protect us <text:s/>A government is not analogous to a hired security guard <text:s/>Governments do not come into existence as social service organizations or as private firms seeking to please consumers in a competitive market <text:s/>Instead <text:s/>they are born in conquest and nourished by plunder <text:s/>They are <text:s/>in short <text:s/>well armed gangs intent on organized crime <text:s/>Yes <text:s/>rulers have sometimes come to recognize the prudence of protecting the herd they are milking and even of improving its <text:s/>infrastructure <text:s/>until the day they decide to slaughter the young bulls <text:s/>but the idea that government officials seek to promote my interests or yours is little more than propaganda unless <text:s/>of course <text:s/>you happen to belong to the class of privileged tax eaters who give significant support to the government and therefore receive in return a share of the loot <text:s/> </text:p>
      <text:p text:style-name="P1"></text:p>
      <text:p text:style-name="P1">If any man s money can be taken by a so called government <text:s/>without his own personal consent <text:s/>all his other rights are taken with it <text:s/>for with his money the government can <text:s/>and will <text:s/>hire soldiers to stand over him <text:s/>compel him to submit to its arbitrary will <text:s/>and kill him if he resists <text:s/> </text:p>
      <text:p text:style-name="P1">If any man s money can be taken by a so called government <text:s/>without his own personal consent <text:s/>all his other rights are taken with it <text:s/>for with his money the government can <text:s/>and will <text:s/>hire soldiers to stand over him <text:s/>compel him to submit to its arbitrary will <text:s/>and kill him if he resists <text:s/> </text:p>
      <text:p text:style-name="P1"></text:p>
      <text:p text:style-name="P1">t s about the ways in which girls deal with anger and aggression <text:s/>as opposed to the ways in which boys do <text:s/>The premise is that boys tend to be more direct in their aggression <text:s text:c="2"/>physical confrontation <text:s text:c="2"/>while in contrast <text:s/>girls use an indirect approach known as relational aggression <text:s/>Relational aggression is a form of aggression where the group is used as a weapon to assault others and others <text:s/>relationships <text:s/>It uses lies <text:s/>secrets <text:s/>betrayals and a host of other two faced tactics to destroy or damage the relationships and social standing of others in the group <text:s/> </text:p>
      <text:p text:style-name="P1"></text:p>
      <text:p text:style-name="P1">As for children s working off aggressions <text:s/>I m against it <text:s/>They are going to need all the aggressions they can contain for ultimate release in the adult world <text:s/>Name one great man in history who did not go boiling and bubbling through childhood with a lashed down safety valve </text:p>
      <text:p text:style-name="P1"></text:p>
      <text:p text:style-name="P1">Om is the presence which steals away <text:s/>It steals away the ordinary mundane existence of strife <text:s/>struggle and duality <text:s/>it steals away anxiety <text:s/>aggression <text:s/>fear <text:s/>grief and sorrow <text:s/>it steals away the debris of anger <text:s/>hatred <text:s/>confusion and ignorance <text:s/>to fill us with the nectar of joy <text:s/>immortality and life eternal <text:s/> </text:p>
      <text:p text:style-name="P1"></text:p>
      <text:p text:style-name="P1"></text:p>
      <text:p text:style-name="P1"></text:p>
      <text:p text:style-name="P1"><text:soft-page-break/><text:s/>Maybe you receive pain selfishly <text:s text:c="2"/>thinking only of yourself <text:s/>The cycle of pain wounds every participant <text:s/>both victim and aggressor <text:s/> </text:p>
      <text:p text:style-name="P1"></text:p>
      <text:p text:style-name="P1"></text:p>
      <text:p text:style-name="P1"><text:s/>A society that presumes a norm of violence and celebrates aggression <text:s/>whether in the subway <text:s/>on the football field <text:s/>or in the conduct of its business <text:s/>cannot help making celebrities of the people who would destroy it <text:s/>  </text:p>
      <text:p text:style-name="P1"><text:s/>Aggression like this demanded slinging the first punch in a bar brawl <text:s/>firing rounds at a range <text:s/>or setting a car on fire </text:p>
      <text:p text:style-name="P1"></text:p>
      <text:p text:style-name="P1">I will care a little less about some things <text:s text:c="2"/>Learning to Care Less about the Disapproval of Others <text:s text:c="2"/>Sophisticated people use passive aggressive means of coercion <text:s/>That way they can get what they want without having to deal with the guilt that comes from knowing they bullied someone else into doing what they wanted <text:s/>Extra points if you can be so subtle and skillful at justifying your actions that you even fool yourself <text:s/></text:p>
      <text:p text:style-name="P1"></text:p>
      <text:p text:style-name="P1">Toxic people often hide cleverly behind passive aggression <text:s text:c="3"/>Instead of openly expressing how they feel <text:s/>someone makes subtle <text:s/>annoying gestures directed at you <text:s/>Instead of saying what s actually upsetting them <text:s/>they find small and petty ways to take jabs at you until you pay attention and get upset <text:s/>Obviously this is a toxic relationship situation </text:p>
      <text:p text:style-name="P1">aggression aggressive aggro all hell breaks loose idiom atrocious atrocity bellicose belligerent blood blood and guts idiom blood lust bloodbath bloodletting bloodshed bloodthirsty bloody bovver brutal brutality brutish cold combative confrontation desperate fell ferocious fierce fiercely fighting words flex flex your muscles idiom forced forcible frenzied gay basher gory hawkish hell homicidal hostile in cold blood idiom lout marauding mean militarist murderous offensive outrage physical pugnacious raging Rambo rampage road rage rough roughhouse roughly run running with blood idiom sabre rattling savage savagely savagery stand up steep steeped in blood idiom strong arm talk talk tough idiom thug tough trigger happy trouble ugly vicious violence violent violently warlike warmonger wild</text:p>
      <text:p text:style-name="P1"></text:p>
      <text:p text:style-name="P1">combative </text:p>
      <text:p text:style-name="P1">contentious </text:p>
      <text:p text:style-name="P1">destructive </text:p>
      <text:p text:style-name="P1">intrusive </text:p>
      <text:p text:style-name="P1">threatening </text:p>
      <text:p text:style-name="P1">advancing </text:p>
      <text:p text:style-name="P1">antipathetic </text:p>
      <text:p text:style-name="P1">assailing </text:p>
      <text:p text:style-name="P1">attacking </text:p>
      <text:p text:style-name="P1">barbaric </text:p>
      <text:p text:style-name="P1">combative contentious destructive intrusive threatening advancing antipathetic assailing attacking barbaric bellicose disruptive disturbing encroaching hawkish intruding invading martial militant offensive pugnacious quarrelsome rapacious warlike</text:p>
      <text:p text:style-name="P1">assertive <text:s/>forceful <text:s/>competitive <text:s/>insistent <text:s/>vigorous <text:s/>energetic <text:s/>dynamic <text:s/>driving <text:s/>bold <text:s/>audacious <text:s/>enterprising <text:s/>go-ahead <text:s/>zealous <text:s/>pushing informalpushy <text:s text:c="3"/>feisty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23:08:15.262752167</meta:creation-date>
    <dc:date>2016-02-26T23:35:36.988416543</dc:date>
    <meta:editing-duration>PT12M20S</meta:editing-duration>
    <meta:editing-cycles>1</meta:editing-cycles>
    <meta:document-statistic meta:table-count="0" meta:image-count="0" meta:object-count="0" meta:page-count="4" meta:paragraph-count="98" meta:word-count="2096" meta:character-count="12748" meta:non-whitespace-character-count="10305"/>
    <meta:generator>LibreOffice/4.2.7.2$Linux_X86_64 LibreOffice_project/420m0$Build-2</meta:generator>
  </office:meta>
</office:document-meta>
</file>